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a4b2" officeooo:paragraph-rsid="0017a4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dafont.com/fr/the-wild-breath-of-zelda.font?l[]=10&amp;l[]=1&amp;text=Luxury+Bath" text:style-name="Internet_20_link" text:visited-style-name="Visited_20_Internet_20_Link">http://www.dafont.com/fr/the-wild-breath-of-zelda.font?l[]=10&amp;l[]=1&amp;text=Luxury+Bath</text:a></text:p>
      <text:p text:style-name="P1"/>
      <text:p text:style-name="P1"><text:a xlink:type="simple" xlink:href="http://www.dafont.com/fr/elementary-gothic.font?l[]=10&amp;l[]=1&amp;text=Luxury+Bath" text:style-name="Internet_20_link" text:visited-style-name="Visited_20_Internet_20_Link">http://www.dafont.com/fr/elementary-gothic.font?l[]=10&amp;l[]=1&amp;text=Luxury+Bath</text:a> </text:p>
      <text:p text:style-name="P1"/>
      <text:p text:style-name="P1"><text:a xlink:type="simple" xlink:href="http://www.dafont.com/fr/immortal.font?l[]=10&amp;l[]=1&amp;text=Luxury+Bath" text:style-name="Internet_20_link" text:visited-style-name="Visited_20_Internet_20_Link">http://www.dafont.com/fr/immortal.font?l[]=10&amp;l[]=1&amp;text=Luxury+Bath</text:a></text:p>
      <text:p text:style-name="P1"/>
      <text:p text:style-name="P1"><text:a xlink:type="simple" xlink:href="http://www.dafont.com/fr/final-frontier.font?l[]=10&amp;l[]=1&amp;text=Luxury+Bath" text:style-name="Internet_20_link" text:visited-style-name="Visited_20_Internet_20_Link">http://www.dafont.com/fr/final-frontier.font?l[]=10&amp;l[]=1&amp;text=Luxury+Bath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4S</meta:editing-duration>
    <meta:editing-cycles>3</meta:editing-cycles>
    <meta:generator>LibreOffice/5.0.6.3$Windows_x86 LibreOffice_project/490fc03b25318460cfc54456516ea2519c11d1aa</meta:generator>
    <dc:date>2017-03-31T13:49:06.362000000</dc:date>
    <meta:document-statistic meta:table-count="0" meta:image-count="0" meta:object-count="0" meta:page-count="1" meta:paragraph-count="4" meta:word-count="4" meta:character-count="304" meta:non-whitespace-character-count="303"/>
    <meta:user-defined meta:name="Info 1"/>
    <meta:user-defined meta:name="Info 2"/>
    <meta:user-defined meta:name="Info 3"/>
    <meta:user-defined meta:name="Info 4"/>
  </office:meta>
</office:document-meta>
</file>